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 fo:padding="0.0193in" fo:border="0.06pt solid #d9d9e3"/>
    </style:style>
    <style:style style:name="P2" style:family="paragraph" style:parent-style-name="Text_20_body">
      <style:paragraph-properties fo:margin-left="0in" fo:margin-right="0in" fo:text-indent="0in" style:auto-text-indent="false" fo:padding="0.0193in" fo:border="0.06pt solid #d9d9e3"/>
    </style:style>
    <style:style style:name="P3" style:family="paragraph" style:parent-style-name="Text_20_body">
      <style:paragraph-properties fo:margin-left="0in" fo:margin-right="0in" fo:text-indent="0in" style:auto-text-indent="false" fo:padding="0.0193in" fo:border="0.06pt solid #d9d9e3"/>
      <style:text-properties loext:padding="0.0193in" loext:border="0.06pt solid #d9d9e3"/>
    </style:style>
    <style:style style:name="P4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loext:padding="0.0193in" loext:border="0.06pt solid #d9d9e3"/>
    </style:style>
    <style:style style:name="P5" style:family="paragraph" style:parent-style-name="Text_20_body">
      <style:paragraph-properties fo:margin-left="0in" fo:margin-right="0in" fo:text-align="center" style:justify-single-word="false" fo:text-indent="0in" style:auto-text-indent="false" fo:padding="0.0193in" fo:border="0.06pt solid #d9d9e3"/>
      <style:text-properties fo:font-weight="bold" officeooo:rsid="00099c4c" officeooo:paragraph-rsid="00099c4c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5">Cover letter</text:p>
      <text:p text:style-name="P1"/>
      <text:p text:style-name="P1">[Your Name] [Your Address] [City, State, ZIP Code] [Your Email Address] [Your Phone Number] [Today's Date]</text:p>
      <text:p text:style-name="P1">[ABC Corporation] [Hiring Manager's Name, if available] [Company Address] [City, State, ZIP Code]</text:p>
      <text:p text:style-name="P1">Dear Hiring Manager,</text:p>
      <text:p text:style-name="P1">I am writing to express my keen interest in the Entry-Level Software Engineer position at ABC Corporation, as advertised on your company's website. With a strong educational foundation in computer science, a genuine passion for software development, and a drive to contribute effectively to a dynamic team, I am excited about the opportunity to begin my career at your esteemed organization.</text:p>
      <text:p text:style-name="P1">As a recent graduate in computer science from [Your University], I have had the privilege of acquiring a solid understanding of the fundamental principles of software engineering and programming. Throughout my academic journey, I have cultivated a deep fascination for turning lines of code into functional, user-friendly applications. I am particularly drawn to ABC Corporation due to its reputation for innovation and its commitment to fostering the growth of emerging talent.</text:p>
      <text:p text:style-name="P1">While my academic background has equipped me with a solid theoretical foundation, I am eager to transition this knowledge into practical experience and real-world problem-solving. I am a quick learner, with a strong work ethic, and a dedication to mastering new programming languages, tools, and technologies. I have also completed internships and personal projects that have allowed me to apply my skills to practical challenges.</text:p>
      <text:p text:style-name="P1">I am confident that my passion for software engineering, coupled with my enthusiasm for innovation and my strong analytical abilities, will make me a valuable addition to your team. I am excited about the prospect of contributing to the development of cutting-edge solutions at ABC Corporation and growing alongside industry experts.</text:p>
      <text:p text:style-name="P1">Thank you for considering my application. I have attached my resume for your review, and I am excited about the possibility of discussing how my skills and enthusiasm align with your team's goals in more detail. I am open to any opportunities for professional growth and development that ABC Corporation can offer.</text:p>
      <text:p text:style-name="P1">Sincerely,</text:p>
      <text:p text:style-name="P1">[Your Name]</text:p>
      <text:p text:style-name="Standard"/>
      <text:p text:style-name="Standard"/>
      <text:p text:style-name="Standard"/>
      <text:p text:style-name="Standard"/>
      <text:p text:style-name="Standard"/>
      <text:p text:style-name="P3"><text:soft-page-break/>[Your Name] [Your Address] [City, State, ZIP Code] [Your Email Address] [Your Phone Number] [Today's Date]</text:p>
      <text:p text:style-name="P3">[ABC Corporation] [Hiring Manager's Name, if available] [Company Address] [City, State, ZIP Code]</text:p>
      <text:p text:style-name="P3">Dear Hiring Manager,</text:p>
      <text:p text:style-name="P3">I am writing to express my sincere interest in the Entry-Level Software Engineer position at ABC Corporation, as advertised on your company's website. Having recently graduated from a rigorous training program with a focus on fullstack JavaScript development, my journey to this point included a five-year career gap due to visa status, it has been a period of significant personal and professional growth that has reinforced my commitment to pursuing a career in software engineering.</text:p>
      <text:p text:style-name="P3">During the past five years, I faced a visa status challenge that temporarily interrupted my professional career. However, I chose to view this time as an opportunity for self-improvement and skill enhancement. I used this hiatus to focus on self-directed learning and personal projects to stay up-to-date with the latest software development trends and technologies. I am proud of the determination and resilience I displayed during this period, and I believe that these qualities, in addition to my newly acquired skills, will make me a valuable asset to your team.</text:p>
      <text:p text:style-name="P3">In my quest to continue learning and growing, I engaged in a variety of online courses, workshops, and personal software projects that deepened my expertise in programming languages, software development methodologies, and problem-solving. These experiences have allowed me to develop a portfolio of work that showcases my dedication to this field, even in the face of adversity.</text:p>
      <text:p text:style-name="P3">What excites me most about the possibility of joining ABC Corporation is the chance to work with a team of passionate professionals in an environment known for fostering innovation and creativity. I am eager to leverage my revitalized skillset and fresh perspective to contribute to your mission and collaborate on exciting projects.</text:p>
      <text:p text:style-name="P3">Thank you for considering my application. I have attached my resume for your review, and I look forward to discussing how my unique journey and dedication can contribute to ABC Corporation's continued success. I am open to opportunities that will enable me to grow professionally and make a meaningful impact as a part of your dynamic team.</text:p>
      <text:p text:style-name="P3">Sincerely,</text:p>
      <text:p text:style-name="P3">[Your Name]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5T10:14:56.124000000</meta:creation-date>
    <dc:date>2023-10-26T09:02:20.728000000</dc:date>
    <meta:editing-duration>PT22H39M38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21" meta:word-count="703" meta:character-count="4549" meta:non-whitespace-character-count="3867"/>
  </office:meta>
</office:document-meta>
</file>